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b1d03" officeooo:paragraph-rsid="001b1d03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>
      <style:text-properties officeooo:rsid="00191a00" officeooo:paragraph-rsid="00191a00"/>
    </style:style>
    <style:style style:name="P4" style:family="paragraph" style:parent-style-name="Text_20_body">
      <style:paragraph-properties fo:text-align="start" style:justify-single-word="false"/>
      <style:text-properties officeooo:rsid="001b1d03" officeooo:paragraph-rsid="001b1d03"/>
    </style:style>
    <style:style style:name="P5" style:family="paragraph" style:parent-style-name="Text_20_body">
      <style:paragraph-properties fo:text-align="start" style:justify-single-word="false"/>
      <style:text-properties officeooo:rsid="001b1d03" officeooo:paragraph-rsid="001bbca6"/>
    </style:style>
    <style:style style:name="P6" style:family="paragraph" style:parent-style-name="Text_20_body">
      <style:paragraph-properties fo:text-align="start" style:justify-single-word="false"/>
      <style:text-properties officeooo:rsid="001b1d03" officeooo:paragraph-rsid="001c43dc"/>
    </style:style>
    <style:style style:name="P7" style:family="paragraph" style:parent-style-name="Text_20_body">
      <style:paragraph-properties fo:text-align="start" style:justify-single-word="false"/>
      <style:text-properties officeooo:rsid="001bbca6" officeooo:paragraph-rsid="001bbca6"/>
    </style:style>
    <style:style style:name="P8" style:family="paragraph" style:parent-style-name="Text_20_body">
      <style:text-properties officeooo:rsid="001c43dc" officeooo:paragraph-rsid="001c43dc"/>
    </style:style>
    <style:style style:name="P9" style:family="paragraph" style:parent-style-name="Text_20_body">
      <style:paragraph-properties fo:text-align="start" style:justify-single-word="false"/>
      <style:text-properties officeooo:rsid="001dfb49" officeooo:paragraph-rsid="001dfb49"/>
    </style:style>
    <style:style style:name="T1" style:family="text">
      <style:text-properties officeooo:rsid="00191a00"/>
    </style:style>
    <style:style style:name="T2" style:family="text">
      <style:text-properties officeooo:rsid="001a72d3"/>
    </style:style>
    <style:style style:name="T3" style:family="text">
      <style:text-properties officeooo:rsid="001bbca6"/>
    </style:style>
    <style:style style:name="T4" style:family="text">
      <style:text-properties officeooo:rsid="001c43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lex-Box <text:span text:style-name="T1">1</text:span></text:p>
      <text:p text:style-name="P7">No flex-box a largura de um container ou de um item é ajustado automaticamente de acordo com o espaço disponivel pra eles</text:p>
      <text:p text:style-name="P5">___________________________</text:p>
      <text:p text:style-name="P3">Para usar o flex-box é necessario usar o display flex em um container, <text:span text:style-name="T2">geralmente o container é uma &lt;div&gt;, existem dois tipos de display flex, o que cria um container flexivel a nivel de bloco, e o <text:s/>que faz o mesmo só que em nivel de linha, o primerio é do tipo block e o segundo do tipo inline</text:span></text:p>
      <text:h text:style-name="Heading_20_3" text:outline-level="3">nivel de bloco:</text:h>
      <text:p text:style-name="P3">display: flex;</text:p>
      <text:h text:style-name="Heading_20_3" text:outline-level="3">nivel de linha:</text:h>
      <text:p text:style-name="P3">display: inline-flex;</text:p>
      <text:p text:style-name="P5">________________________________________________________________________________</text:p>
      <text:h text:style-name="P1" text:outline-level="1">Flex direction</text:h>
      <text:p text:style-name="P4">O flex-direction serve para organizar a direção do conteudo, direção em linha ou em coluna</text:p>
      <text:p text:style-name="P7">flex-direction: <text:s/>;</text:p>
      <text:p text:style-name="P4">___________________________</text:p>
      <text:h text:style-name="Heading_20_3" text:outline-level="3">R<text:span text:style-name="T3">ow</text:span>:</text:h>
      <text:p text:style-name="P5">flex-direction: row; </text:p>
      <text:p text:style-name="P5">o valor row organiza os itens em linha, fazendo com que fiquem um do lado do outro, esse é o valor padrão, fazendo desnecessario utiliza-la caso queira os itens um do lado do outro</text:p>
      <text:p text:style-name="P5">___________________________</text:p>
      <text:h text:style-name="Heading_20_3" text:outline-level="3">Column:</text:h>
      <text:p text:style-name="P5">flex-direction: column;</text:p>
      <text:p text:style-name="P5">o valor column organiza os itens em coluna, fazendo com que fiquem um abaixo do outro</text:p>
      <text:p text:style-name="P5">___________________________</text:p>
      <text:h text:style-name="Heading_20_3" text:outline-level="3">Row / Column reverse:</text:h>
      <text:p text:style-name="P7">O row e o culumn tem um valor alternativo, o row-reverse e o column-reverse</text:p>
      <text:p text:style-name="P5">flex-direction: <text:span text:style-name="T3">row-reverse</text:span>; </text:p>
      <text:p text:style-name="P5">flex-direction: <text:span text:style-name="T3">column-reverse</text:span>;</text:p>
      <text:p text:style-name="P5">________________________________________________________________________________</text:p>
      <text:h text:style-name="P2" text:outline-level="1"><text:soft-page-break/>Flex-wrap</text:h>
      <text:p text:style-name="P7">Caso <text:span text:style-name="T4">o container flex tenha muito conteudo isso pode se tornar um problema já que o flex-box vai tentar colocar tudo em uma única linha, pra ajusar esse comportamento temos a propriedade flex-wrap que contem 3 valores</text:span></text:p>
      <text:p text:style-name="P6">___________________________</text:p>
      <text:h text:style-name="Heading_20_3" text:outline-level="3">Nowrap;</text:h>
      <text:p text:style-name="P8">Flex-wrap: nowrap;</text:p>
      <text:p text:style-name="P8">valor padrão, tenta deixar todos os conteudos do container flex em uma única linha</text:p>
      <text:p text:style-name="P6">___________________________</text:p>
      <text:h text:style-name="Heading_20_3" text:outline-level="3">wrap:</text:h>
      <text:p text:style-name="P8">Flex-wrap: wrap;</text:p>
      <text:p text:style-name="P8">faz com que os itens / conteudos que excedem / ultrapassem o espaço disponivel na linha, sejam movidos pra próxima linha, é basicamente um quebra de linha quando não tem mais espaço disponivel</text:p>
      <text:p text:style-name="P6">___________________________</text:p>
      <text:h text:style-name="Heading_20_3" text:outline-level="3">wrap-reverse:</text:h>
      <text:p text:style-name="P8">Flex-wrap: wrap-reverse;</text:p>
      <text:p text:style-name="P8">quebra a linha pra cima quando não tem mais espaço disponivel, ou seja, os itens que não cabem vão pra cima</text:p>
      <text:p text:style-name="P6">________________________________________________________________________________</text:p>
      <text:h text:style-name="P2" text:outline-level="1">Justify-content</text:h>
      <text:p text:style-name="P9">Define o alinhamento dos itens em um container em relação ao eixo principal, ajuda a destribuir o espaço entre esses itens, principalmente quando ele já atingiram o tamanho maximo, possui 6 valores e o comportamento de alguns deles podem mudar dependendo do valor do flex-direc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09:33:37.406946439</meta:creation-date>
    <dc:date>2022-06-21T18:13:51.595576245</dc:date>
    <meta:editing-duration>PT7H14M49S</meta:editing-duration>
    <meta:editing-cycles>1</meta:editing-cycles>
    <meta:document-statistic meta:table-count="0" meta:image-count="0" meta:object-count="0" meta:page-count="2" meta:paragraph-count="43" meta:word-count="361" meta:character-count="2503" meta:non-whitespace-character-count="2181"/>
    <meta:generator>LibreOffice/7.2.7.2$Linux_X86_64 LibreOffice_project/20$Build-2</meta:generator>
  </office:meta>
</office:document-meta>
</file>